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ystem" style:font-pitch="variable"/>
    <style:font-face style:name="Thorndale" svg:font-family="Thorndale" style:font-family-generic="swiss"/>
    <style:font-face style:name="Noto Sans" svg:font-family="Noto Sans" style:font-family-generic="swiss" style:font-pitch="variable"/>
    <style:font-face style:name="OpenSymbol, 'Arial Unicode MS'" svg:font-family="OpenSymbol, 'Arial Unicode MS'" style:font-family-generic="swiss"/>
    <style:font-face style:name="Arial Unicode MS" svg:font-family="Arial Unicode MS" style:font-family-generic="swiss" svg:panose-1="2 11 6 4 2 2 2 2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F0" style:family="paragraph">
      <style:paragraph-properties fo:break-before="page" fo:text-align="center"/>
    </style:style>
    <style:style style:name="T11" style:parent-style-name="Fuentedepárrafopredeter." style:family="text">
      <style:text-properties fo:font-size="14pt" style:font-size-asian="14pt"/>
    </style:style>
    <style:style style:name="P12" style:parent-style-name="Textbody" style:family="paragraph">
      <style:paragraph-properties fo:text-align="start"/>
    </style:style>
    <style:style style:name="T1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Textbody" style:family="paragraph">
      <style:text-properties style:font-size-complex="11pt"/>
    </style:style>
    <style:style style:name="T15" style:parent-style-name="Fuentedepárrafopredeter." style:family="text">
      <style:text-properties fo:font-weight="bold" style:font-weight-asian="bold" style:font-weight-complex="bold" style:font-size-complex="11pt"/>
    </style:style>
    <style:style style:name="TableColumn17" style:family="table-column">
      <style:table-column-properties style:column-width="0.8125in" style:use-optimal-column-width="false"/>
    </style:style>
    <style:style style:name="TableColumn18" style:family="table-column">
      <style:table-column-properties style:column-width="0.6875in" style:use-optimal-column-width="false"/>
    </style:style>
    <style:style style:name="TableColumn19" style:family="table-column">
      <style:table-column-properties style:column-width="0.625in" style:use-optimal-column-width="false"/>
    </style:style>
    <style:style style:name="TableColumn20" style:family="table-column">
      <style:table-column-properties style:column-width="0.5625in" style:use-optimal-column-width="false"/>
    </style:style>
    <style:style style:name="TableColumn21" style:family="table-column">
      <style:table-column-properties style:column-width="0.875in" style:use-optimal-column-width="false"/>
    </style:style>
    <style:style style:name="TableColumn22" style:family="table-column">
      <style:table-column-properties style:column-width="1.2548in" style:use-optimal-column-width="false"/>
    </style:style>
    <style:style style:name="TableColumn23" style:family="table-column">
      <style:table-column-properties style:column-width="0.6631in" style:use-optimal-column-width="false"/>
    </style:style>
    <style:style style:name="TableColumn24" style:family="table-column">
      <style:table-column-properties style:column-width="0.5395in" style:use-optimal-column-width="false"/>
    </style:style>
    <style:style style:name="TableColumn25" style:family="table-column">
      <style:table-column-properties style:column-width="0.6777in" style:use-optimal-column-width="false"/>
    </style:style>
    <style:style style:name="Table16" style:family="table">
      <style:table-properties style:width="6.6979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9" style:family="table-cell">
      <style:table-cell-properties fo:border="0.0034in solid #000000" fo:background-color="#DDDDDD" style:writing-mode="lr-tb" fo:padding-top="0.0201in" fo:padding-left="0.0201in" fo:padding-bottom="0.0201in" fo:padding-right="0.0201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1" style:family="table-row">
      <style:table-row-properties style:min-row-height="0.3166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9" style:parent-style-name="TableContents" style:family="paragraph">
      <style:paragraph-properties fo:text-align="end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3" style:parent-style-name="TableContents" style:family="paragraph">
      <style:paragraph-properties fo:text-align="end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5" style:parent-style-name="TableContents" style:family="paragraph">
      <style:paragraph-properties fo:text-align="justify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7" style:parent-style-name="TableContents" style:family="paragraph">
      <style:paragraph-properties fo:text-align="justify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min-row-height="0.3166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66" style:parent-style-name="TableContents" style:family="paragraph">
      <style:paragraph-properties fo:text-align="end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68" style:parent-style-name="Standard" style:family="paragraph">
      <style:paragraph-properties fo:text-align="center"/>
    </style:style>
    <style:style style:name="TableRow69" style:family="table-row">
      <style:table-row-properties style:min-row-height="0.3166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1" style:parent-style-name="Standard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3" style:parent-style-name="TableContents" style:family="paragraph">
      <style:paragraph-properties fo:text-align="end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7" style:parent-style-name="TableContents" style:family="paragraph">
      <style:paragraph-properties fo:text-align="justify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79" style:family="table-row">
      <style:table-row-properties style:min-row-height="0.3166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3" style:parent-style-name="TableContents" style:family="paragraph">
      <style:paragraph-properties fo:text-align="end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5" style:parent-style-name="Standard" style:family="paragraph">
      <style:paragraph-properties fo:text-align="center"/>
    </style:style>
    <style:style style:name="TableRow86" style:family="table-row">
      <style:table-row-properties style:min-row-height="0.3166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0" style:parent-style-name="TableContents" style:family="paragraph">
      <style:paragraph-properties fo:text-align="end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2" style:parent-style-name="Standard" style:family="paragraph">
      <style:paragraph-properties fo:text-align="center"/>
    </style:style>
    <style:style style:name="TableRow93" style:family="table-row">
      <style:table-row-properties style:min-row-height="0.3166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9" style:parent-style-name="TableContents" style:family="paragraph">
      <style:paragraph-properties fo:text-align="end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1" style:parent-style-name="Standard" style:family="paragraph">
      <style:paragraph-properties fo:text-align="center"/>
    </style:style>
    <style:style style:name="TableRow102" style:family="table-row">
      <style:table-row-properties style:min-row-height="0.3166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6" style:parent-style-name="Standard" style:family="paragraph">
      <style:paragraph-properties fo:text-align="end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3166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7" style:parent-style-name="TableContents" style:family="paragraph">
      <style:paragraph-properties fo:text-align="end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1" style:parent-style-name="TableContents" style:family="paragraph">
      <style:paragraph-properties fo:text-align="end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3" style:parent-style-name="TableContents" style:family="paragraph">
      <style:paragraph-properties fo:text-align="justify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5" style:parent-style-name="TableContents" style:family="paragraph">
      <style:paragraph-properties fo:text-align="justify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min-row-height="0.3166in"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2" style:parent-style-name="TableContents" style:family="paragraph">
      <style:paragraph-properties fo:text-align="end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4" style:parent-style-name="Standard" style:family="paragraph">
      <style:paragraph-properties fo:text-align="center"/>
    </style:style>
    <style:style style:name="TableRow135" style:family="table-row">
      <style:table-row-properties style:min-row-height="0.3166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9" style:parent-style-name="TableContents" style:family="paragraph">
      <style:paragraph-properties fo:text-align="end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1" style:parent-style-name="Standard" style:family="paragraph">
      <style:paragraph-properties fo:text-align="center"/>
    </style:style>
    <style:style style:name="TableRow142" style:family="table-row">
      <style:table-row-properties style:min-row-height="0.3166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8" style:parent-style-name="Standard" style:family="paragraph">
      <style:paragraph-properties fo:text-align="end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2" style:parent-style-name="TableContents" style:family="paragraph">
      <style:paragraph-properties fo:text-align="justify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154" style:family="table-row">
      <style:table-row-properties style:min-row-height="0.3166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8" style:parent-style-name="Standard" style:family="paragraph">
      <style:paragraph-properties fo:text-align="end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0" style:parent-style-name="Standard" style:family="paragraph">
      <style:paragraph-properties fo:text-align="center"/>
    </style:style>
    <style:style style:name="TableRow161" style:family="table-row">
      <style:table-row-properties style:min-row-height="0.2916in"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7" style:parent-style-name="Standard" style:family="paragraph">
      <style:paragraph-properties fo:text-align="end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9" style:parent-style-name="Standard" style:family="paragraph">
      <style:paragraph-properties fo:text-align="center"/>
    </style:style>
    <style:style style:name="TableRow170" style:family="table-row">
      <style:table-row-properties style:min-row-height="0.0083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76" style:parent-style-name="Standard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78" style:parent-style-name="Standard" style:family="paragraph">
      <style:paragraph-properties fo:text-align="end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3" style:parent-style-name="TableContents" style:family="paragraph">
      <style:paragraph-properties fo:text-align="justify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TableRow186" style:family="table-row">
      <style:table-row-properties style:min-row-height="0.0083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8" style:parent-style-name="TableContents" style:family="paragraph">
      <style:paragraph-properties fo:text-align="justify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190" style:family="table-row">
      <style:table-row-properties style:min-row-height="0.0083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4" style:parent-style-name="Standard" style:family="paragraph">
      <style:paragraph-properties fo:text-align="center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8" style:parent-style-name="Standard" style:family="paragraph">
      <style:paragraph-properties fo:text-align="end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3" style:parent-style-name="TableContents" style:family="paragraph">
      <style:paragraph-properties fo:text-align="justify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TableRow206" style:family="table-row">
      <style:table-row-properties style:min-row-height="0.0083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8" style:parent-style-name="TableContents" style:family="paragraph">
      <style:paragraph-properties fo:text-align="justify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210" style:family="table-row">
      <style:table-row-properties style:min-row-height="0.3166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4" style:parent-style-name="TableContents" style:family="paragraph">
      <style:paragraph-properties fo:text-align="center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6" style:parent-style-name="Standard" style:family="paragraph">
      <style:paragraph-properties fo:text-align="center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8" style:parent-style-name="Standard" style:family="paragraph">
      <style:paragraph-properties fo:text-align="end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3" style:parent-style-name="TableContents" style:family="paragraph">
      <style:paragraph-properties fo:text-align="justify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TableRow226" style:family="table-row">
      <style:table-row-properties style:min-row-height="0.3125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8" style:parent-style-name="Standard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0" style:parent-style-name="Standard" style:family="paragraph">
      <style:paragraph-properties fo:text-align="end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2" style:parent-style-name="TableContents" style:family="paragraph">
      <style:paragraph-properties fo:text-align="justify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234" style:family="table-row">
      <style:table-row-properties style:min-row-height="0.0041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40" style:parent-style-name="Standard" style:family="paragraph">
      <style:paragraph-properties fo:text-align="end"/>
    </style:style>
    <style:style style:name="P241" style:parent-style-name="Textbody" style:family="paragraph">
      <style:text-properties fo:font-weight="bold" style:font-weight-asian="bold" style:font-weight-complex="bold" style:font-size-complex="11pt"/>
    </style:style>
    <style:style style:name="P242" style:parent-style-name="Textbody" style:family="paragraph">
      <style:text-properties fo:font-weight="bold" style:font-weight-asian="bold" style:font-weight-complex="bold" style:font-size-complex="11pt"/>
    </style:style>
    <style:style style:name="P243" style:parent-style-name="Textbody" style:family="paragraph">
      <style:text-properties fo:font-weight="bold" style:font-weight-asian="bold" style:font-weight-complex="bold" style:font-size-complex="11pt"/>
    </style:style>
    <style:style style:name="P244" style:parent-style-name="Textbody" style:family="paragraph">
      <style:text-properties style:font-size-complex="11pt"/>
    </style:style>
    <style:style style:name="P245" style:parent-style-name="Textbody" style:family="paragraph">
      <style:text-properties style:font-size-complex="11pt"/>
    </style:style>
    <style:style style:name="P246" style:parent-style-name="Textbody" style:family="paragraph">
      <style:text-properties style:font-size-complex="11pt"/>
    </style:style>
    <style:style style:name="T247" style:parent-style-name="Fuentedepárrafopredeter." style:family="text">
      <style:text-properties style:font-size-complex="11pt"/>
    </style:style>
  </office:automatic-styles>
  <office:body>
    <office:text text:use-soft-page-breaks="true">
      <text:h text:style-name="P1" text:outline-level="1"><text:span text:style-name="T11">ACTIVIDADES UD4 - SERVIDOR</text:span></text:h>
      <text:p text:style-name="P12"><text:span text:style-name="T13">NOMBRE Y APELLIDOS:</text:span></text:p>
      <text:p text:style-name="P14">Completa las columnas HECHO, CALIFICACIÓN, IE y TOTAL, de la siguiente tabla de calificaciones.</text:p>
      <text:p text:style-name="Textbody"><text:span text:style-name="T15">TABLA DE CALIFICACION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CE</text:p>
          </table:table-cell>
          <table:table-cell table:style-name="TableCell29">
            <text:p text:style-name="P30">ACT.</text:p>
          </table:table-cell>
          <table:table-cell table:style-name="TableCell31" table:number-columns-spanned="2">
            <text:p text:style-name="P32">TAREA</text:p>
          </table:table-cell>
          <table:covered-table-cell/>
          <table:table-cell table:style-name="TableCell33">
            <text:p text:style-name="P34">HECHO</text:p>
          </table:table-cell>
          <table:table-cell table:style-name="TableCell35">
            <text:p text:style-name="P36">CALIFICACIÓN</text:p>
          </table:table-cell>
          <table:table-cell table:style-name="TableCell37" table:number-columns-spanned="2">
            <text:p text:style-name="P38">IE</text:p>
          </table:table-cell>
          <table:covered-table-cell/>
          <table:table-cell table:style-name="TableCell39">
            <text:p text:style-name="P40">TOTAL</text:p>
          </table:table-cell>
        </table:table-row>
        <table:table-row table:style-name="TableRow41">
          <table:table-cell table:style-name="TableCell42" table:number-rows-spanned="7">
            <text:p text:style-name="P43">RA3.e</text:p>
          </table:table-cell>
          <table:table-cell table:style-name="TableCell44">
            <text:p text:style-name="P45">UD3.1</text:p>
          </table:table-cell>
          <table:table-cell table:style-name="TableCell46">
            <text:p text:style-name="P47">a</text:p>
          </table:table-cell>
          <table:table-cell table:style-name="TableCell48">
            <text:p text:style-name="P49">0.25p</text:p>
          </table:table-cell>
          <table:table-cell table:style-name="TableCell50">
            <text:p text:style-name="P51">X</text:p>
          </table:table-cell>
          <table:table-cell table:style-name="TableCell52" table:number-rows-spanned="7">
            <text:p text:style-name="P53"/>
          </table:table-cell>
          <table:table-cell table:style-name="TableCell54" table:number-rows-spanned="2">
            <text:p text:style-name="P55">I3 - 90%</text:p>
          </table:table-cell>
          <table:table-cell table:style-name="TableCell56" table:number-rows-spanned="2">
            <text:p text:style-name="P57"/>
          </table:table-cell>
          <table:table-cell table:style-name="TableCell58" table:number-rows-spanned="7">
            <text:p text:style-name="P59"/>
          </table:table-cell>
        </table:table-row>
        <table:table-row table:style-name="TableRow60">
          <table:covered-table-cell>
            <text:p text:style-name="Normal"/>
          </table:covered-table-cell>
          <table:table-cell table:style-name="TableCell61" table:number-rows-spanned="4">
            <text:p text:style-name="P62">UD3.2</text:p>
          </table:table-cell>
          <table:table-cell table:style-name="TableCell63">
            <text:p text:style-name="P64">a</text:p>
          </table:table-cell>
          <table:table-cell table:style-name="TableCell65">
            <text:p text:style-name="P66">0.25p</text:p>
          </table:table-cell>
          <table:table-cell table:style-name="TableCell67">
            <text:p text:style-name="P68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6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0">
            <text:p text:style-name="P71">b</text:p>
          </table:table-cell>
          <table:table-cell table:style-name="TableCell72">
            <text:p text:style-name="P73">1p</text:p>
          </table:table-cell>
          <table:table-cell table:style-name="TableCell74">
            <text:p text:style-name="P75"/>
          </table:table-cell>
          <table:covered-table-cell>
            <text:p text:style-name="Normal"/>
          </table:covered-table-cell>
          <table:table-cell table:style-name="TableCell76" table:number-rows-spanned="5">
            <text:p text:style-name="P77">I6 - 10%</text:p>
          </table:table-cell>
          <table:table-cell table:style-name="TableCell78" table:number-rows-spanned="5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7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0">
            <text:p text:style-name="P81">c</text:p>
          </table:table-cell>
          <table:table-cell table:style-name="TableCell82">
            <text:p text:style-name="P83">3p</text:p>
          </table:table-cell>
          <table:table-cell table:style-name="TableCell84">
            <text:p text:style-name="P85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8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7">
            <text:p text:style-name="P88">d</text:p>
          </table:table-cell>
          <table:table-cell table:style-name="TableCell89">
            <text:p text:style-name="P90">1p</text:p>
          </table:table-cell>
          <table:table-cell table:style-name="TableCell91">
            <text:p text:style-name="P92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93">
          <table:covered-table-cell>
            <text:p text:style-name="Normal"/>
          </table:covered-table-cell>
          <table:table-cell table:style-name="TableCell94" table:number-rows-spanned="2">
            <text:p text:style-name="P95">UD3.3</text:p>
          </table:table-cell>
          <table:table-cell table:style-name="TableCell96">
            <text:p text:style-name="P97">a</text:p>
          </table:table-cell>
          <table:table-cell table:style-name="TableCell98">
            <text:p text:style-name="P99">0.5p</text:p>
          </table:table-cell>
          <table:table-cell table:style-name="TableCell100">
            <text:p text:style-name="P101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0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3">
            <text:p text:style-name="P104">b</text:p>
          </table:table-cell>
          <table:table-cell table:style-name="TableCell105">
            <text:p text:style-name="P106">4p</text:p>
          </table:table-cell>
          <table:table-cell table:style-name="TableCell107">
            <text:p text:style-name="P108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09">
          <table:table-cell table:style-name="TableCell110" table:number-rows-spanned="6">
            <text:p text:style-name="P111">RA3.f</text:p>
          </table:table-cell>
          <table:table-cell table:style-name="TableCell112" table:number-rows-spanned="3">
            <text:p text:style-name="P113">UD3.1</text:p>
          </table:table-cell>
          <table:table-cell table:style-name="TableCell114">
            <text:p text:style-name="P115">b</text:p>
          </table:table-cell>
          <table:table-cell table:style-name="TableCell116">
            <text:p text:style-name="P117">1.5p</text:p>
          </table:table-cell>
          <table:table-cell table:style-name="TableCell118">
            <text:p text:style-name="P119">X</text:p>
          </table:table-cell>
          <table:table-cell table:style-name="TableCell120" table:number-rows-spanned="6">
            <text:p text:style-name="P121"/>
          </table:table-cell>
          <table:table-cell table:style-name="TableCell122" table:number-rows-spanned="3">
            <text:p text:style-name="P123">I3 - 90%</text:p>
          </table:table-cell>
          <table:table-cell table:style-name="TableCell124" table:number-rows-spanned="3">
            <text:p text:style-name="P125"/>
          </table:table-cell>
          <table:table-cell table:style-name="TableCell126" table:number-rows-spanned="6">
            <text:p text:style-name="P127"/>
          </table:table-cell>
        </table:table-row>
        <table:table-row table:style-name="TableRow12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9">
            <text:p text:style-name="P130">c</text:p>
          </table:table-cell>
          <table:table-cell table:style-name="TableCell131">
            <text:p text:style-name="P132">1.5p</text:p>
          </table:table-cell>
          <table:table-cell table:style-name="TableCell133">
            <text:p text:style-name="P134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3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6">
            <text:p text:style-name="P137">d</text:p>
          </table:table-cell>
          <table:table-cell table:style-name="TableCell138">
            <text:p text:style-name="P139">2p</text:p>
          </table:table-cell>
          <table:table-cell table:style-name="TableCell140">
            <text:p text:style-name="P141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42">
          <table:covered-table-cell>
            <text:p text:style-name="Normal"/>
          </table:covered-table-cell>
          <table:table-cell table:style-name="TableCell143" table:number-rows-spanned="2">
            <text:p text:style-name="P144">UD3.2</text:p>
          </table:table-cell>
          <table:table-cell table:style-name="TableCell145">
            <text:p text:style-name="P146">e</text:p>
          </table:table-cell>
          <table:table-cell table:style-name="TableCell147">
            <text:p text:style-name="P148">1.5p</text:p>
          </table:table-cell>
          <table:table-cell table:style-name="TableCell149">
            <text:p text:style-name="P150"/>
          </table:table-cell>
          <table:covered-table-cell>
            <text:p text:style-name="Normal"/>
          </table:covered-table-cell>
          <table:table-cell table:style-name="TableCell151" table:number-rows-spanned="3">
            <text:p text:style-name="P152">I6 - 10%</text:p>
          </table:table-cell>
          <table:table-cell table:style-name="TableCell153" table:number-rows-spanned="3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15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55">
            <text:p text:style-name="P156">f</text:p>
          </table:table-cell>
          <table:table-cell table:style-name="TableCell157">
            <text:p text:style-name="P158">1.5p</text:p>
          </table:table-cell>
          <table:table-cell table:style-name="TableCell159">
            <text:p text:style-name="P160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61">
          <table:covered-table-cell>
            <text:p text:style-name="Normal"/>
          </table:covered-table-cell>
          <table:table-cell table:style-name="TableCell162">
            <text:p text:style-name="P163">UD3.3</text:p>
          </table:table-cell>
          <table:table-cell table:style-name="TableCell164">
            <text:p text:style-name="P165">c.3</text:p>
          </table:table-cell>
          <table:table-cell table:style-name="TableCell166">
            <text:p text:style-name="P167">2p</text:p>
          </table:table-cell>
          <table:table-cell table:style-name="TableCell168">
            <text:p text:style-name="P169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70">
          <table:table-cell table:style-name="TableCell171" table:number-rows-spanned="2">
            <text:p text:style-name="P172">RA4.a</text:p>
          </table:table-cell>
          <table:table-cell table:style-name="TableCell173" table:number-rows-spanned="2">
            <text:p text:style-name="P174">UD3.3</text:p>
          </table:table-cell>
          <table:table-cell table:style-name="TableCell175" table:number-rows-spanned="2">
            <text:p text:style-name="P176">c.1</text:p>
          </table:table-cell>
          <table:table-cell table:style-name="TableCell177" table:number-rows-spanned="2">
            <text:p text:style-name="P178">10p</text:p>
          </table:table-cell>
          <table:table-cell table:style-name="TableCell179" table:number-rows-spanned="2">
            <text:p text:style-name="P180"/>
          </table:table-cell>
          <table:table-cell table:style-name="TableCell181" table:number-rows-spanned="2">
            <text:p text:style-name="Standard"/>
          </table:table-cell>
          <table:table-cell table:style-name="TableCell182">
            <text:p text:style-name="P183">I3 - 90%</text:p>
          </table:table-cell>
          <table:table-cell table:style-name="TableCell184">
            <text:p text:style-name="Standard"/>
          </table:table-cell>
          <table:table-cell table:style-name="TableCell185" table:number-rows-spanned="2">
            <text:p text:style-name="Standard"/>
          </table:table-cell>
        </table:table-row>
        <table:table-row table:style-name="TableRow18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7">
            <text:p text:style-name="P188">I6 - 10%</text:p>
          </table:table-cell>
          <table:table-cell table:style-name="TableCell189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190">
          <table:table-cell table:style-name="TableCell191" table:number-rows-spanned="2">
            <text:p text:style-name="P192">RA4.b</text:p>
          </table:table-cell>
          <table:table-cell table:style-name="TableCell193" table:number-rows-spanned="2">
            <text:p text:style-name="P194">UD3.3</text:p>
          </table:table-cell>
          <table:table-cell table:style-name="TableCell195" table:number-rows-spanned="2">
            <text:p text:style-name="P196">c</text:p>
          </table:table-cell>
          <table:table-cell table:style-name="TableCell197" table:number-rows-spanned="2">
            <text:p text:style-name="P198">10p</text:p>
          </table:table-cell>
          <table:table-cell table:style-name="TableCell199" table:number-rows-spanned="2">
            <text:p text:style-name="P200"/>
          </table:table-cell>
          <table:table-cell table:style-name="TableCell201" table:number-rows-spanned="2">
            <text:p text:style-name="Standard"/>
          </table:table-cell>
          <table:table-cell table:style-name="TableCell202">
            <text:p text:style-name="P203">I3 - 90%</text:p>
          </table:table-cell>
          <table:table-cell table:style-name="TableCell204">
            <text:p text:style-name="Standard"/>
          </table:table-cell>
          <table:table-cell table:style-name="TableCell205" table:number-rows-spanned="2">
            <text:p text:style-name="Standard"/>
          </table:table-cell>
        </table:table-row>
        <table:table-row table:style-name="TableRow20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7">
            <text:p text:style-name="P208">I6 - 10%</text:p>
          </table:table-cell>
          <table:table-cell table:style-name="TableCell209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210">
          <table:table-cell table:style-name="TableCell211" table:number-rows-spanned="3">
            <text:p text:style-name="P212">RA4.c</text:p>
          </table:table-cell>
          <table:table-cell table:style-name="TableCell213" table:number-rows-spanned="2">
            <text:p text:style-name="P214">UD3.1</text:p>
          </table:table-cell>
          <table:table-cell table:style-name="TableCell215">
            <text:p text:style-name="P216">e</text:p>
          </table:table-cell>
          <table:table-cell table:style-name="TableCell217">
            <text:p text:style-name="P218">4p</text:p>
          </table:table-cell>
          <table:table-cell table:style-name="TableCell219" table:number-rows-spanned="3">
            <text:p text:style-name="P220"/>
          </table:table-cell>
          <table:table-cell table:style-name="TableCell221" table:number-rows-spanned="3">
            <text:p text:style-name="Standard"/>
          </table:table-cell>
          <table:table-cell table:style-name="TableCell222">
            <text:p text:style-name="P223">I3 - 90%</text:p>
          </table:table-cell>
          <table:table-cell table:style-name="TableCell224">
            <text:p text:style-name="Standard"/>
          </table:table-cell>
          <table:table-cell table:style-name="TableCell225" table:number-rows-spanned="3">
            <text:p text:style-name="Standard"/>
          </table:table-cell>
        </table:table-row>
        <table:table-row table:style-name="TableRow22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27">
            <text:p text:style-name="P228">f</text:p>
          </table:table-cell>
          <table:table-cell table:style-name="TableCell229">
            <text:p text:style-name="P230">4p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1" table:number-rows-spanned="2">
            <text:p text:style-name="P232">I6 - 10%</text:p>
          </table:table-cell>
          <table:table-cell table:style-name="TableCell233" table:number-rows-spanned="2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234">
          <table:covered-table-cell>
            <text:p text:style-name="Normal"/>
          </table:covered-table-cell>
          <table:table-cell table:style-name="TableCell235">
            <text:p text:style-name="P236">UD3.3</text:p>
          </table:table-cell>
          <table:table-cell table:style-name="TableCell237">
            <text:p text:style-name="P238">c.2</text:p>
          </table:table-cell>
          <table:table-cell table:style-name="TableCell239">
            <text:p text:style-name="P240">2p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P241"/>
      <text:p text:style-name="P242"/>
      <text:p text:style-name="P243">INSTRUMENTOS DE EVALUACIÓN</text:p>
      <text:soft-page-break/>
      <text:p text:style-name="P244">I3: Realización de proyectos</text:p>
      <text:p text:style-name="P245">I6: Cumplimiento de los plazos de entrega</text:p>
      <text:p text:style-name="P246"/>
      <text:p text:style-name="Textbody"><text:span text:style-name="T247">Cada actividad de este boletín estará ligada a uno o más criterios de evaluación, y cada CE tendrá una puntuación de 0 a 10. Cada tarea de cada actividad tiene una puntuación, y se considerará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ystem" style:font-pitch="variable"/>
    <style:font-face style:name="Thorndale" svg:font-family="Thorndale" style:font-family-generic="swiss"/>
    <style:font-face style:name="Noto Sans" svg:font-family="Noto Sans" style:font-family-generic="swiss" style:font-pitch="variable"/>
    <style:font-face style:name="OpenSymbol, 'Arial Unicode MS'" svg:font-family="OpenSymbol, 'Arial Unicode MS'" style:font-family-generic="swiss"/>
    <style:font-face style:name="Arial Unicode MS" svg:font-family="Arial Unicode MS" style:font-family-generic="swiss" svg:panose-1="2 11 6 4 2 2 2 2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Arial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1pt" style:font-size-asian="11pt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ize="11pt" style:font-size-asian="11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font-size="11pt" style:font-size-asian="11pt" style:font-size-complex="11pt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line-height="200%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text-align="justify" fo:line-height="200%"/>
      <style:text-properties fo:hyphenate="false"/>
    </style:style>
    <style:style style:name="Lista" style:display-name="Lista" style:family="paragraph">
      <style:paragraph-properties fo:margin-bottom="0.1472in"/>
      <style:text-properties style:font-name="Tahoma" style:font-name-asian="Tahoma" style:font-name-complex="Liberation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ext" style:display-name="Text" style:family="paragraph" style:parent-style-name="Descripción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200%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200%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line-height="200%"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complex="Tahoma" fo:hyphenate="false"/>
    </style:style>
    <style:style style:name="Objectwithshadow" style:display-name="Object with shadow" style:family="paragraph" style:parent-style-name="Default">
      <style:text-properties style:font-name-complex="Tahoma" fo:hyphenate="false"/>
    </style:style>
    <style:style style:name="Objectwithoutfill" style:display-name="Object without fill" style:family="paragraph" style:parent-style-name="Default">
      <style:text-properties style:font-name-complex="Tahoma" fo:hyphenate="false"/>
    </style:style>
    <style:style style:name="Objectwithnofillandnoline" style:display-name="Object with no fill and no line" style:family="paragraph" style:parent-style-name="Default">
      <style:text-properties style:font-name-complex="Tahoma" fo:hyphenate="false"/>
    </style:style>
    <style:style style:name="Textbodyuser" style:display-name="Text body (user)" style:family="paragraph" style:parent-style-name="Default">
      <style:text-properties style:font-name-complex="Tahoma" fo:hyphenate="false"/>
    </style:style>
    <style:style style:name="Textbodyjustified" style:display-name="Text body justified" style:family="paragraph" style:parent-style-name="Default">
      <style:text-properties style:font-name-complex="Tahoma" fo:hyphenate="false"/>
    </style:style>
    <style:style style:name="Title1" style:display-name="Title1" style:family="paragraph" style:parent-style-name="Default">
      <style:paragraph-properties fo:text-align="center"/>
      <style:text-properties style:font-name-complex="Tahoma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complex="Tahoma" fo:hyphenate="false"/>
    </style:style>
    <style:style style:name="DimensionLine" style:display-name="Dimension Line" style:family="paragraph" style:parent-style-name="Default">
      <style:text-properties style:font-name-complex="Tahoma" fo:hyphenate="false"/>
    </style:style>
    <style:style style:name="UT120-20Introducción20v3LTGliederung1" style:display-name="UT1%20-%20Introducción%20v3~LT~Gliederung 1" style:family="paragraph">
      <style:paragraph-properties fo:margin-bottom="0.1965in"/>
      <style:text-properties style:font-name="Tahoma" style:font-name-asian="Tahoma" style:font-name-complex="Liberation Sans" fo:text-shadow="0.0138in 0.0138in 0in #000000" fo:color="#FFFFFF" fo:font-size="32pt" style:font-size-asian="32pt" fo:hyphenate="false"/>
    </style:style>
    <style:style style:name="UT120-20Introducción20v3LTGliederung2" style:display-name="UT1%20-%20Introducción%20v3~LT~Gliederung 2" style:family="paragraph" style:parent-style-name="UT120-20Introducción20v3LTGliederung1">
      <style:paragraph-properties fo:margin-bottom="0.1576in"/>
      <style:text-properties style:font-name-complex="Tahoma" fo:font-size="28pt" style:font-size-asian="28pt" fo:hyphenate="false"/>
    </style:style>
    <style:style style:name="UT120-20Introducción20v3LTGliederung3" style:display-name="UT1%20-%20Introducción%20v3~LT~Gliederung 3" style:family="paragraph" style:parent-style-name="UT120-20Introducción20v3LTGliederung2">
      <style:paragraph-properties fo:margin-bottom="0.118in"/>
      <style:text-properties fo:font-size="24pt" style:font-size-asian="24pt" fo:hyphenate="false"/>
    </style:style>
    <style:style style:name="UT120-20Introducción20v3LTGliederung4" style:display-name="UT1%20-%20Introducción%20v3~LT~Gliederung 4" style:family="paragraph" style:parent-style-name="UT120-20Introducción20v3LTGliederung3">
      <style:paragraph-properties fo:margin-bottom="0.0784in"/>
      <style:text-properties fo:font-size="20pt" style:font-size-asian="20pt" fo:hyphenate="false"/>
    </style:style>
    <style:style style:name="UT120-20Introducción20v3LTGliederung5" style:display-name="UT1%20-%20Introducción%20v3~LT~Gliederung 5" style:family="paragraph" style:parent-style-name="UT120-20Introducción20v3LTGliederung4">
      <style:paragraph-properties fo:margin-bottom="0.0395in"/>
      <style:text-properties fo:hyphenate="false"/>
    </style:style>
    <style:style style:name="UT120-20Introducción20v3LTGliederung6" style:display-name="UT1%20-%20Introducción%20v3~LT~Gliederung 6" style:family="paragraph" style:parent-style-name="UT120-20Introducción20v3LTGliederung5">
      <style:text-properties fo:hyphenate="false"/>
    </style:style>
    <style:style style:name="UT120-20Introducción20v3LTGliederung7" style:display-name="UT1%20-%20Introducción%20v3~LT~Gliederung 7" style:family="paragraph" style:parent-style-name="UT120-20Introducción20v3LTGliederung6">
      <style:text-properties fo:hyphenate="false"/>
    </style:style>
    <style:style style:name="UT120-20Introducción20v3LTGliederung8" style:display-name="UT1%20-%20Introducción%20v3~LT~Gliederung 8" style:family="paragraph" style:parent-style-name="UT120-20Introducción20v3LTGliederung7">
      <style:text-properties fo:hyphenate="false"/>
    </style:style>
    <style:style style:name="UT120-20Introducción20v3LTGliederung9" style:display-name="UT1%20-%20Introducción%20v3~LT~Gliederung 9" style:family="paragraph" style:parent-style-name="UT120-20Introducción20v3LTGliederung8">
      <style:text-properties fo:hyphenate="false"/>
    </style:style>
    <style:style style:name="UT120-20Introducción20v3LTTitel" style:display-name="UT1%20-%20Introducción%20v3~LT~Titel" style:family="paragraph">
      <style:paragraph-properties fo:text-align="center"/>
      <style:text-properties style:font-name="Tahoma" style:font-name-asian="Tahoma" style:font-name-complex="Liberation Sans" fo:text-shadow="0.0138in 0.0138in 0in #000000" fo:color="#FFFFFF" fo:font-size="44pt" style:font-size-asian="44pt" fo:hyphenate="false"/>
    </style:style>
    <style:style style:name="UT120-20Introducción20v3LTUntertitel" style:display-name="UT1%20-%20Introducción%20v3~LT~Untertitel" style:family="paragraph">
      <style:paragraph-properties fo:text-align="center"/>
      <style:text-properties style:font-name="Tahoma" style:font-name-asian="Tahoma" style:font-name-complex="Liberation Sans" fo:text-shadow="0.0138in 0.0138in 0in #000000" fo:color="#FFFFFF" fo:font-size="32pt" style:font-size-asian="32pt" fo:hyphenate="false"/>
    </style:style>
    <style:style style:name="UT120-20Introducción20v3LTNotizen" style:display-name="UT1%20-%20Introducción%20v3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Liberation Sans" fo:color="#000000" fo:font-size="20pt" style:font-size-asian="20pt" fo:hyphenate="false"/>
    </style:style>
    <style:style style:name="UT120-20Introducción20v3LTHintergrundobjekte" style:display-name="UT1%20-%20Introducción%20v3~LT~Hintergrundobjekte" style:family="paragraph">
      <style:text-properties style:font-name="Thorndale" style:font-name-asian="Tahoma" style:font-name-complex="Liberation Sans" fo:font-size="12pt" style:font-size-asian="12pt" fo:hyphenate="false"/>
    </style:style>
    <style:style style:name="UT120-20Introducción20v3LTHintergrund" style:display-name="UT1%20-%20Introducción%20v3~LT~Hintergrund" style:family="paragraph">
      <style:text-properties style:font-name="Thorndale" style:font-name-asian="Tahoma" style:font-name-complex="Liberation Sans" fo:font-size="12pt" style:font-size-asian="12pt" fo:hyphenate="false"/>
    </style:style>
    <style:style style:name="default0" style:display-name="default" style:family="paragraph">
      <style:paragraph-properties style:line-height-at-least="0.1388in"/>
      <style:text-properties style:font-name="FreeSans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FreeSans" style:font-name-complex="FreeSans" fo:hyphenate="false"/>
    </style:style>
    <style:style style:name="gray2" style:display-name="gray2" style:family="paragraph" style:parent-style-name="default0">
      <style:text-properties style:font-name-asian="FreeSans" style:font-name-complex="FreeSans" fo:hyphenate="false"/>
    </style:style>
    <style:style style:name="gray3" style:display-name="gray3" style:family="paragraph" style:parent-style-name="default0">
      <style:text-properties style:font-name-asian="FreeSans" style:font-name-complex="FreeSans" fo:hyphenate="false"/>
    </style:style>
    <style:style style:name="bw1" style:display-name="bw1" style:family="paragraph" style:parent-style-name="default0">
      <style:text-properties style:font-name-asian="FreeSans" style:font-name-complex="FreeSans" fo:hyphenate="false"/>
    </style:style>
    <style:style style:name="bw2" style:display-name="bw2" style:family="paragraph" style:parent-style-name="default0">
      <style:text-properties style:font-name-asian="FreeSans" style:font-name-complex="FreeSans" fo:hyphenate="false"/>
    </style:style>
    <style:style style:name="bw3" style:display-name="bw3" style:family="paragraph" style:parent-style-name="default0">
      <style:text-properties style:font-name-asian="FreeSans" style:font-name-complex="FreeSans" fo:hyphenate="false"/>
    </style:style>
    <style:style style:name="orange1" style:display-name="orange1" style:family="paragraph" style:parent-style-name="default0">
      <style:text-properties style:font-name-asian="FreeSans" style:font-name-complex="FreeSans" fo:hyphenate="false"/>
    </style:style>
    <style:style style:name="orange2" style:display-name="orange2" style:family="paragraph" style:parent-style-name="default0">
      <style:text-properties style:font-name-asian="FreeSans" style:font-name-complex="FreeSans" fo:hyphenate="false"/>
    </style:style>
    <style:style style:name="orange3" style:display-name="orange3" style:family="paragraph" style:parent-style-name="default0">
      <style:text-properties style:font-name-asian="FreeSans" style:font-name-complex="FreeSans" fo:hyphenate="false"/>
    </style:style>
    <style:style style:name="turquoise1" style:display-name="turquoise1" style:family="paragraph" style:parent-style-name="default0">
      <style:text-properties style:font-name-asian="FreeSans" style:font-name-complex="FreeSans" fo:hyphenate="false"/>
    </style:style>
    <style:style style:name="turquoise2" style:display-name="turquoise2" style:family="paragraph" style:parent-style-name="default0">
      <style:text-properties style:font-name-asian="FreeSans" style:font-name-complex="FreeSans" fo:hyphenate="false"/>
    </style:style>
    <style:style style:name="turquoise3" style:display-name="turquoise3" style:family="paragraph" style:parent-style-name="default0">
      <style:text-properties style:font-name-asian="FreeSans" style:font-name-complex="FreeSans" fo:hyphenate="false"/>
    </style:style>
    <style:style style:name="blue1" style:display-name="blue1" style:family="paragraph" style:parent-style-name="default0">
      <style:text-properties style:font-name-asian="FreeSans" style:font-name-complex="FreeSans" fo:hyphenate="false"/>
    </style:style>
    <style:style style:name="blue2" style:display-name="blue2" style:family="paragraph" style:parent-style-name="default0">
      <style:text-properties style:font-name-asian="FreeSans" style:font-name-complex="FreeSans" fo:hyphenate="false"/>
    </style:style>
    <style:style style:name="blue3" style:display-name="blue3" style:family="paragraph" style:parent-style-name="default0">
      <style:text-properties style:font-name-asian="FreeSans" style:font-name-complex="FreeSans" fo:hyphenate="false"/>
    </style:style>
    <style:style style:name="sun1" style:display-name="sun1" style:family="paragraph" style:parent-style-name="default0">
      <style:text-properties style:font-name-asian="FreeSans" style:font-name-complex="FreeSans" fo:hyphenate="false"/>
    </style:style>
    <style:style style:name="sun2" style:display-name="sun2" style:family="paragraph" style:parent-style-name="default0">
      <style:text-properties style:font-name-asian="FreeSans" style:font-name-complex="FreeSans" fo:hyphenate="false"/>
    </style:style>
    <style:style style:name="sun3" style:display-name="sun3" style:family="paragraph" style:parent-style-name="default0">
      <style:text-properties style:font-name-asian="FreeSans" style:font-name-complex="FreeSans" fo:hyphenate="false"/>
    </style:style>
    <style:style style:name="earth1" style:display-name="earth1" style:family="paragraph" style:parent-style-name="default0">
      <style:text-properties style:font-name-asian="FreeSans" style:font-name-complex="FreeSans" fo:hyphenate="false"/>
    </style:style>
    <style:style style:name="earth2" style:display-name="earth2" style:family="paragraph" style:parent-style-name="default0">
      <style:text-properties style:font-name-asian="FreeSans" style:font-name-complex="FreeSans" fo:hyphenate="false"/>
    </style:style>
    <style:style style:name="earth3" style:display-name="earth3" style:family="paragraph" style:parent-style-name="default0">
      <style:text-properties style:font-name-asian="FreeSans" style:font-name-complex="FreeSans" fo:hyphenate="false"/>
    </style:style>
    <style:style style:name="green1" style:display-name="green1" style:family="paragraph" style:parent-style-name="default0">
      <style:text-properties style:font-name-asian="FreeSans" style:font-name-complex="FreeSans" fo:hyphenate="false"/>
    </style:style>
    <style:style style:name="green2" style:display-name="green2" style:family="paragraph" style:parent-style-name="default0">
      <style:text-properties style:font-name-asian="FreeSans" style:font-name-complex="FreeSans" fo:hyphenate="false"/>
    </style:style>
    <style:style style:name="green3" style:display-name="green3" style:family="paragraph" style:parent-style-name="default0">
      <style:text-properties style:font-name-asian="FreeSans" style:font-name-complex="FreeSans" fo:hyphenate="false"/>
    </style:style>
    <style:style style:name="seetang1" style:display-name="seetang1" style:family="paragraph" style:parent-style-name="default0">
      <style:text-properties style:font-name-asian="FreeSans" style:font-name-complex="FreeSans" fo:hyphenate="false"/>
    </style:style>
    <style:style style:name="seetang2" style:display-name="seetang2" style:family="paragraph" style:parent-style-name="default0">
      <style:text-properties style:font-name-asian="FreeSans" style:font-name-complex="FreeSans" fo:hyphenate="false"/>
    </style:style>
    <style:style style:name="seetang3" style:display-name="seetang3" style:family="paragraph" style:parent-style-name="default0">
      <style:text-properties style:font-name-asian="FreeSans" style:font-name-complex="FreeSans" fo:hyphenate="false"/>
    </style:style>
    <style:style style:name="lightblue1" style:display-name="lightblue1" style:family="paragraph" style:parent-style-name="default0">
      <style:text-properties style:font-name-asian="FreeSans" style:font-name-complex="FreeSans" fo:hyphenate="false"/>
    </style:style>
    <style:style style:name="lightblue2" style:display-name="lightblue2" style:family="paragraph" style:parent-style-name="default0">
      <style:text-properties style:font-name-asian="FreeSans" style:font-name-complex="FreeSans" fo:hyphenate="false"/>
    </style:style>
    <style:style style:name="lightblue3" style:display-name="lightblue3" style:family="paragraph" style:parent-style-name="default0">
      <style:text-properties style:font-name-asian="FreeSans" style:font-name-complex="FreeSans" fo:hyphenate="false"/>
    </style:style>
    <style:style style:name="yellow1" style:display-name="yellow1" style:family="paragraph" style:parent-style-name="default0">
      <style:text-properties style:font-name-asian="FreeSans" style:font-name-complex="FreeSans" fo:hyphenate="false"/>
    </style:style>
    <style:style style:name="yellow2" style:display-name="yellow2" style:family="paragraph" style:parent-style-name="default0">
      <style:text-properties style:font-name-asian="FreeSans" style:font-name-complex="FreeSans" fo:hyphenate="false"/>
    </style:style>
    <style:style style:name="yellow3" style:display-name="yellow3" style:family="paragraph" style:parent-style-name="default0">
      <style:text-properties style:font-name-asian="FreeSans" style:font-name-complex="FreeSans" fo:hyphenate="false"/>
    </style:style>
    <style:style style:name="Backgroundobjects" style:display-name="Background objects" style:family="paragraph">
      <style:text-properties style:font-name="Thorndale" style:font-name-asian="Tahoma" style:font-name-complex="Liberation Sans" fo:font-size="12pt" style:font-size-asian="12pt" fo:hyphenate="false"/>
    </style:style>
    <style:style style:name="Background" style:display-name="Background" style:family="paragraph">
      <style:text-properties style:font-name="Thorndale" style:font-name-asian="Tahoma" style:font-name-complex="Liberation Sans" fo:font-size="12pt" style:font-size-asian="12pt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bottom="0.1965in"/>
      <style:text-properties style:font-name="Tahoma" style:font-name-asian="Tahoma" style:font-name-complex="Liberation Sans" fo:text-shadow="0.0138in 0.0138in 0in #000000" fo:color="#FFFFFF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complex="Tahoma"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 fo:margin-top="0.0298in" fo:margin-bottom="0.0298in"/>
      <style:text-properties fo:hyphenate="false"/>
    </style:style>
    <style:style style:name="A4" style:display-name="A4" style:family="paragraph">
      <style:text-properties style:font-name="Times New Roman" style:font-name-asian="Tahoma" style:font-name-complex="Liberation Sans" fo:font-size="18pt" style:font-size-asian="18pt"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Tahoma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Tahoma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Tahoma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determinadoLTGliederung1" style:display-name="Predeterminado~LT~Gliederung 1" style:family="paragraph">
      <style:paragraph-properties fo:margin-top="0.1041in" style:line-height-at-least="0.1388in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Tahoma" style:font-name-asian="Tahoma" style:font-name-complex="Liberation Sans" fo:color="#000000" fo:font-size="30pt" style:font-size-asian="30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top="0.0902in">
        <style:tab-stops>
          <style:tab-stop style:type="left" style:position="0.243in"/>
          <style:tab-stop style:type="left" style:position="1.243in"/>
          <style:tab-stop style:type="left" style:position="2.243in"/>
          <style:tab-stop style:type="left" style:position="3.243in"/>
          <style:tab-stop style:type="left" style:position="4.243in"/>
          <style:tab-stop style:type="left" style:position="5.243in"/>
          <style:tab-stop style:type="left" style:position="6.243in"/>
          <style:tab-stop style:type="left" style:position="7.243in"/>
          <style:tab-stop style:type="left" style:position="8.243in"/>
          <style:tab-stop style:type="left" style:position="9.243in"/>
          <style:tab-stop style:type="left" style:position="10.243in"/>
        </style:tab-stops>
      </style:paragraph-properties>
      <style:text-properties style:font-name-complex="Tahoma" fo:font-size="26pt" style:font-size-asian="26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top="0.0798in">
        <style:tab-stops>
          <style:tab-stop style:type="left" style:position="0.9201in"/>
          <style:tab-stop style:type="left" style:position="1.9201in"/>
          <style:tab-stop style:type="left" style:position="2.9201in"/>
          <style:tab-stop style:type="left" style:position="3.9201in"/>
          <style:tab-stop style:type="left" style:position="4.9201in"/>
          <style:tab-stop style:type="left" style:position="5.9201in"/>
          <style:tab-stop style:type="left" style:position="6.9201in"/>
          <style:tab-stop style:type="left" style:position="7.9201in"/>
          <style:tab-stop style:type="left" style:position="8.9201in"/>
          <style:tab-stop style:type="left" style:position="9.9201in"/>
        </style:tab-stops>
      </style:paragraph-properties>
      <style:text-properties fo:font-size="23pt" style:font-size-asian="23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top="0.0694in">
        <style:tab-stops>
          <style:tab-stop style:type="left" style:position="0.5986in"/>
          <style:tab-stop style:type="left" style:position="1.5986in"/>
          <style:tab-stop style:type="left" style:position="2.5986in"/>
          <style:tab-stop style:type="left" style:position="3.5986in"/>
          <style:tab-stop style:type="left" style:position="4.5986in"/>
          <style:tab-stop style:type="left" style:position="5.5986in"/>
          <style:tab-stop style:type="left" style:position="6.5986in"/>
          <style:tab-stop style:type="left" style:position="7.5986in"/>
          <style:tab-stop style:type="left" style:position="8.5986in"/>
          <style:tab-stop style:type="left" style:position="9.5986in"/>
        </style:tab-stops>
      </style:paragraph-properties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>
        <style:tab-stops>
          <style:tab-stop style:type="left" style:position="0.2513in"/>
          <style:tab-stop style:type="left" style:position="1.2513in"/>
          <style:tab-stop style:type="left" style:position="2.2513in"/>
          <style:tab-stop style:type="left" style:position="3.2513in"/>
          <style:tab-stop style:type="left" style:position="4.2513in"/>
          <style:tab-stop style:type="left" style:position="5.2513in"/>
          <style:tab-stop style:type="left" style:position="6.2513in"/>
          <style:tab-stop style:type="left" style:position="7.2513in"/>
          <style:tab-stop style:type="left" style:position="8.2513in"/>
          <style:tab-stop style:type="left" style:position="9.2513in"/>
        </style:tab-stops>
      </style:paragraph-properties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font-weight="bold" style:font-weight-asian="bold" fo:color="#330066" fo:font-size="39pt" style:font-size-asian="39pt" fo:hyphenate="false"/>
    </style:style>
    <style:style style:name="PredeterminadoLTUntertitel" style:display-name="Predeterminado~LT~Untertitel" style:family="paragraph">
      <style:paragraph-properties fo:text-align="end" fo:margin-top="0.1111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12pt" style:font-size-asian="12pt" fo:hyphenate="false"/>
    </style:style>
    <style:style style:name="PredeterminadoLTHintergrundobjekte" style:display-name="Predeterminado~LT~Hintergrundobjekte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asian="Tahoma" style:font-name-complex="Liberation Sans" fo:color="#000000" fo:font-size="18pt" style:font-size-asian="18pt" fo:hyphenate="false"/>
    </style:style>
    <style:style style:name="PredeterminadoLTHintergrund" style:display-name="Predeterminado~LT~Hintergrund" style:family="paragraph">
      <style:paragraph-properties fo:text-align="center"/>
      <style:text-properties style:font-name="Times New Roman" style:font-name-asian="Tahoma" style:font-name-complex="Liberation Sans" fo:font-size="12pt" style:font-size-asian="12pt" fo:hyphenate="false"/>
    </style:style>
    <style:style style:name="Objetosinrellenonilínea" style:display-name="Objeto sin relleno ni línea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objectwitharrow0" style:display-name="objectwitharrow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objectwithshadow0" style:display-name="objectwithshadow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0" style:display-name="text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body0" style:display-name="textbody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bodyjustfied" style:display-name="textbodyjustfied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bodyindent" style:display-name="textbodyindent" style:family="paragraph" style:parent-style-name="Default">
      <style:paragraph-properties fo:text-indent="0.2361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ítulo" style:display-name="Título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itle10" style:display-name="title1" style:family="paragraph" style:parent-style-name="Default">
      <style:paragraph-properties fo:text-align="center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itle20" style:display-name="title2" style:family="paragraph" style:parent-style-name="Default">
      <style:paragraph-properties fo:text-align="center" fo:margin-top="0.0395in" fo:margin-bottom="0.0395in" fo:margin-right="0.0784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headline" style:display-name="headline" style:family="paragraph" style:parent-style-name="Default">
      <style:paragraph-properties fo:margin-top="0.1652in" fo:margin-bottom="0.0826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headline1" style:display-name="headline1" style:family="paragraph" style:parent-style-name="Default">
      <style:paragraph-properties fo:margin-top="0.1652in" fo:margin-bottom="0.0826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headline2" style:display-name="headline2" style:family="paragraph" style:parent-style-name="Default">
      <style:paragraph-properties fo:margin-top="0.1652in" fo:margin-bottom="0.0826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measure" style:display-name="measure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Encabezadodelatabla" style:display-name="Encabezado de la tabla" style:family="paragraph">
      <style:paragraph-properties fo:text-align="center"/>
      <style:text-properties style:font-name="Times New Roman" style:font-name-asian="Tahoma" style:font-name-complex="Liberation Sans" fo:font-weight="bold" style:font-weight-asian="bold" fo:font-size="12pt" style:font-size-asian="12pt" fo:hyphenate="false"/>
    </style:style>
    <style:style style:name="Contenidodelatabla" style:display-name="Contenido de la tabla" style:family="paragraph">
      <style:text-properties style:font-name="Times New Roman" style:font-name-asian="Tahoma" style:font-name-complex="Liberation Sans" fo:font-size="12pt" style:font-size-asian="12pt" fo:hyphenate="false"/>
    </style:style>
    <style:style style:name="Índice" style:display-name="Índice" style:family="paragraph">
      <style:text-properties style:font-name="Tahoma" style:font-name-asian="Tahoma" style:font-name-complex="Liberation Sans" fo:font-size="12pt" style:font-size-asian="12pt" fo:hyphenate="false"/>
    </style:style>
    <style:style style:name="Leyenda" style:display-name="Leyenda" style:family="paragraph">
      <style:paragraph-properties fo:margin-top="0.1472in" fo:margin-bottom="0.1472in"/>
      <style:text-properties style:font-name="Tahoma" style:font-name-asian="Tahoma" style:font-name-complex="Liberation Sans" fo:font-style="italic" style:font-style-asian="italic" fo:font-size="12pt" style:font-size-asian="12pt" fo:hyphenate="false"/>
    </style:style>
    <style:style style:name="Encabezamiento" style:display-name="Encabezamiento" style:family="paragraph">
      <style:paragraph-properties fo:margin-top="0.2937in" fo:margin-bottom="0.1472in"/>
      <style:text-properties style:font-name="Tahoma" style:font-name-asian="Tahoma" style:font-name-complex="Liberation Sans" fo:font-size="14pt" style:font-size-asian="14pt" fo:hyphenate="false"/>
    </style:style>
    <style:style style:name="LO-normal" style:display-name="LO-normal" style:family="paragraph">
      <style:text-properties style:font-name="FreeSans" style:font-name-asian="Tahoma" style:font-name-complex="Liberation Sans" fo:font-size="12pt" style:font-size-asian="12pt" fo:hyphenate="false"/>
    </style:style>
    <style:style style:name="Bullets" style:display-name="Bullets" style:family="paragraph">
      <style:text-properties style:font-name="OpenSymbol, 'Arial Unicode MS'" style:font-name-asian="Tahoma" style:font-name-complex="Liberation Sans" fo:font-size="12pt" style:font-size-asian="12pt" fo:hyphenate="false"/>
    </style:style>
    <style:style style:name="InternetLink" style:display-name="Internet Link" style:family="paragraph">
      <style:text-properties style:font-name="Times New Roman" style:font-name-asian="Tahoma" style:font-name-complex="Liberation Sans" fo:color="#000080" fo:font-size="12pt" style:font-size-asian="12pt" style:text-underline-type="single" style:text-underline-style="solid" style:text-underline-width="auto" style:text-underline-mode="continuous" fo:hyphenate="false"/>
    </style:style>
    <style:style style:name="Standarduser" style:display-name="Standard (user)" style:family="paragraph">
      <style:text-properties style:font-name="Arial Unicode MS" style:font-name-asian="Tahoma" style:font-name-complex="Liberation Sans" fo:font-size="12pt" style:font-size-asian="12pt" fo:hyphenate="false"/>
    </style:style>
    <style:style style:name="Fuentedepárrafopredeter.1" style:display-name="Fuente de párrafo predeter.1" style:family="paragraph">
      <style:text-properties style:font-name="Calibri" style:font-name-asian="Tahoma" style:font-name-complex="Liberation Sans" fo:color="#000000" fo:font-size="12pt" style:font-size-asian="12pt" fo:hyphenate="false"/>
    </style:style>
    <style:style style:name="Párrafodelista" style:display-name="Párrafo de lista" style:family="paragraph">
      <style:paragraph-properties fo:margin-left="0.8819in">
        <style:tab-stops/>
      </style:paragraph-properties>
      <style:text-properties style:font-name="Calibri" style:font-name-asian="Tahoma" style:font-name-complex="Liberation Sans" fo:color="#000000" fo:font-size="12pt" style:font-size-asian="12pt" fo:hyphenate="false"/>
    </style:style>
    <style:style style:name="plantillaPresentacionesLTGliederung1" style:display-name="plantillaPresentaciones~LT~Gliederung 1" style:family="paragraph">
      <style:paragraph-properties fo:margin-top="0.1041in" style:line-height-at-least="0.1388in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Tahoma" style:font-name-asian="Tahoma" style:font-name-complex="Liberation Sans" fo:color="#000000" fo:font-size="30pt" style:font-size-asian="30pt" fo:hyphenate="false"/>
    </style:style>
    <style:style style:name="plantillaPresentacionesLTGliederung2" style:display-name="plantillaPresentaciones~LT~Gliederung 2" style:family="paragraph" style:parent-style-name="plantillaPresentacionesLTGliederung1">
      <style:paragraph-properties fo:margin-top="0.0902in">
        <style:tab-stops>
          <style:tab-stop style:type="left" style:position="0.243in"/>
          <style:tab-stop style:type="left" style:position="1.243in"/>
          <style:tab-stop style:type="left" style:position="2.243in"/>
          <style:tab-stop style:type="left" style:position="3.243in"/>
          <style:tab-stop style:type="left" style:position="4.243in"/>
          <style:tab-stop style:type="left" style:position="5.243in"/>
          <style:tab-stop style:type="left" style:position="6.243in"/>
          <style:tab-stop style:type="left" style:position="7.243in"/>
          <style:tab-stop style:type="left" style:position="8.243in"/>
          <style:tab-stop style:type="left" style:position="9.243in"/>
          <style:tab-stop style:type="left" style:position="10.243in"/>
        </style:tab-stops>
      </style:paragraph-properties>
      <style:text-properties style:font-name-complex="Tahoma" fo:font-size="26pt" style:font-size-asian="26pt" fo:hyphenate="false"/>
    </style:style>
    <style:style style:name="plantillaPresentacionesLTGliederung3" style:display-name="plantillaPresentaciones~LT~Gliederung 3" style:family="paragraph" style:parent-style-name="plantillaPresentacionesLTGliederung2">
      <style:paragraph-properties fo:margin-top="0.0798in">
        <style:tab-stops>
          <style:tab-stop style:type="left" style:position="0.9201in"/>
          <style:tab-stop style:type="left" style:position="1.9201in"/>
          <style:tab-stop style:type="left" style:position="2.9201in"/>
          <style:tab-stop style:type="left" style:position="3.9201in"/>
          <style:tab-stop style:type="left" style:position="4.9201in"/>
          <style:tab-stop style:type="left" style:position="5.9201in"/>
          <style:tab-stop style:type="left" style:position="6.9201in"/>
          <style:tab-stop style:type="left" style:position="7.9201in"/>
          <style:tab-stop style:type="left" style:position="8.9201in"/>
          <style:tab-stop style:type="left" style:position="9.9201in"/>
        </style:tab-stops>
      </style:paragraph-properties>
      <style:text-properties fo:font-size="23pt" style:font-size-asian="23pt" fo:hyphenate="false"/>
    </style:style>
    <style:style style:name="plantillaPresentacionesLTGliederung4" style:display-name="plantillaPresentaciones~LT~Gliederung 4" style:family="paragraph" style:parent-style-name="plantillaPresentacionesLTGliederung3">
      <style:paragraph-properties fo:margin-top="0.0694in">
        <style:tab-stops>
          <style:tab-stop style:type="left" style:position="0.5986in"/>
          <style:tab-stop style:type="left" style:position="1.5986in"/>
          <style:tab-stop style:type="left" style:position="2.5986in"/>
          <style:tab-stop style:type="left" style:position="3.5986in"/>
          <style:tab-stop style:type="left" style:position="4.5986in"/>
          <style:tab-stop style:type="left" style:position="5.5986in"/>
          <style:tab-stop style:type="left" style:position="6.5986in"/>
          <style:tab-stop style:type="left" style:position="7.5986in"/>
          <style:tab-stop style:type="left" style:position="8.5986in"/>
          <style:tab-stop style:type="left" style:position="9.5986in"/>
        </style:tab-stops>
      </style:paragraph-properties>
      <style:text-properties fo:font-size="20pt" style:font-size-asian="20pt" fo:hyphenate="false"/>
    </style:style>
    <style:style style:name="plantillaPresentacionesLTGliederung5" style:display-name="plantillaPresentaciones~LT~Gliederung 5" style:family="paragraph" style:parent-style-name="plantillaPresentacionesLTGliederung4">
      <style:paragraph-properties>
        <style:tab-stops>
          <style:tab-stop style:type="left" style:position="0.2513in"/>
          <style:tab-stop style:type="left" style:position="1.2513in"/>
          <style:tab-stop style:type="left" style:position="2.2513in"/>
          <style:tab-stop style:type="left" style:position="3.2513in"/>
          <style:tab-stop style:type="left" style:position="4.2513in"/>
          <style:tab-stop style:type="left" style:position="5.2513in"/>
          <style:tab-stop style:type="left" style:position="6.2513in"/>
          <style:tab-stop style:type="left" style:position="7.2513in"/>
          <style:tab-stop style:type="left" style:position="8.2513in"/>
          <style:tab-stop style:type="left" style:position="9.2513in"/>
        </style:tab-stops>
      </style:paragraph-properties>
      <style:text-properties fo:hyphenate="false"/>
    </style:style>
    <style:style style:name="plantillaPresentacionesLTGliederung6" style:display-name="plantillaPresentaciones~LT~Gliederung 6" style:family="paragraph" style:parent-style-name="plantillaPresentacionesLTGliederung5">
      <style:text-properties fo:hyphenate="false"/>
    </style:style>
    <style:style style:name="plantillaPresentacionesLTGliederung7" style:display-name="plantillaPresentaciones~LT~Gliederung 7" style:family="paragraph" style:parent-style-name="plantillaPresentacionesLTGliederung6">
      <style:text-properties fo:hyphenate="false"/>
    </style:style>
    <style:style style:name="plantillaPresentacionesLTGliederung8" style:display-name="plantillaPresentaciones~LT~Gliederung 8" style:family="paragraph" style:parent-style-name="plantillaPresentacionesLTGliederung7">
      <style:text-properties fo:hyphenate="false"/>
    </style:style>
    <style:style style:name="plantillaPresentacionesLTGliederung9" style:display-name="plantillaPresentaciones~LT~Gliederung 9" style:family="paragraph" style:parent-style-name="plantillaPresentacionesLTGliederung8">
      <style:text-properties fo:hyphenate="false"/>
    </style:style>
    <style:style style:name="plantillaPresentacionesLTTitel" style:display-name="plantillaPresentaciones~LT~Titel" style:family="paragraph">
      <style:paragraph-properties fo:text-align="center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font-weight="bold" style:font-weight-asian="bold" fo:color="#330066" fo:font-size="39pt" style:font-size-asian="39pt" fo:hyphenate="false"/>
    </style:style>
    <style:style style:name="plantillaPresentacionesLTUntertitel" style:display-name="plantillaPresentaciones~LT~Untertitel" style:family="paragraph">
      <style:paragraph-properties fo:text-align="end" fo:margin-top="0.1111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32pt" style:font-size-asian="32pt" fo:hyphenate="false"/>
    </style:style>
    <style:style style:name="plantillaPresentacionesLTNotizen" style:display-name="plantillaPresentaciones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12pt" style:font-size-asian="12pt" fo:hyphenate="false"/>
    </style:style>
    <style:style style:name="plantillaPresentacionesLTHintergrundobjekte" style:display-name="plantillaPresentaciones~LT~Hintergrundobjekte" style:family="paragraph">
      <style:text-properties style:font-name="Times New Roman" style:font-name-asian="Tahoma" style:font-name-complex="Liberation Sans" fo:font-size="12pt" style:font-size-asian="12pt" fo:hyphenate="false"/>
    </style:style>
    <style:style style:name="plantillaPresentacionesLTHintergrund" style:display-name="plantillaPresentaciones~LT~Hintergrund" style:family="paragraph">
      <style:paragraph-properties fo:text-align="center"/>
      <style:text-properties style:font-name="Times New Roman" style:font-name-asian="Tahoma" style:font-name-complex="Liberation Sans" fo:font-size="12pt" style:font-size-asian="12pt" fo:hyphenate="false"/>
    </style:style>
    <style:style style:name="TableHeading" style:display-name="Table Heading" style:family="paragraph" style:parent-style-name="TableContents">
      <style:paragraph-properties fo:text-align="center" fo:background-color="#DDDDDD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ronym" style:display-name="acronym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font-size="9pt" style:font-size-asian="9pt" style:font-size-complex="9pt"/>
    </style:style>
    <style:style style:name="P3" style:parent-style-name="Encabezado" style:family="paragraph">
      <style:paragraph-properties fo:text-align="end"/>
      <style:text-properties fo:font-size="9pt" style:font-size-asian="9pt" style:font-size-complex="9pt"/>
    </style:style>
    <style:style style:name="P4" style:parent-style-name="Piedepágina" style:family="paragraph">
      <style:paragraph-properties fo:text-align="end"/>
    </style:style>
    <style:style style:name="T5" style:parent-style-name="Fuentedepárrafopredeter." style:family="text">
      <style:text-properties fo:font-size="9pt" style:font-size-asian="9pt" style:font-size-complex="9pt"/>
    </style:style>
    <style:style style:name="T6" style:parent-style-name="Fuentedepárrafopredeter." style:family="text">
      <style:text-properties fo:font-size="9pt" style:font-size-asian="9pt" style:font-size-complex="9pt"/>
    </style:style>
    <style:style style:name="T7" style:parent-style-name="Fuentedepárrafopredeter." style:family="text">
      <style:text-properties fo:font-size="9pt" style:font-size-asian="9pt" style:font-size-complex="9pt"/>
    </style:style>
    <style:style style:name="T8" style:parent-style-name="Fuentedepárrafopredeter." style:family="text">
      <style:text-properties fo:font-size="9pt" style:font-size-asian="9pt" style:font-size-complex="9pt"/>
    </style:style>
    <style:style style:name="T9" style:parent-style-name="Fuentedepárrafopredeter." style:family="text">
      <style:text-properties fo:font-size="10pt" style:font-size-asian="10pt" style:font-size-complex="10pt"/>
    </style:style>
    <style:style style:name="P10" style:parent-style-name="Encabezado" style:family="paragraph">
      <style:text-properties fo:font-size="8pt" style:font-size-asian="8pt" style:font-size-complex="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draw:frame draw:z-index="251659264" draw:style-name="a0" draw:name="Image1" text:anchor-type="paragraph" svg:x="5.3181in" svg:y="-0.1736in" svg:width="1.4in" svg:height="0.4736in" style:rel-width="scale" style:rel-height="scale"><draw:image xlink:href="media/image1.png" xlink:type="simple" xlink:show="embed" xlink:actuate="onLoad"/><svg:title/><svg:desc/></draw:frame><text:span text:style-name="T2">UD1.4 – Servidores web</text:span></text:p>
        <text:p text:style-name="P3"/>
      </style:header>
      <style:footer>
        <text:p text:style-name="P4"><text:span text:style-name="T5">Página<text:s/></text:span><text:span text:style-name="T6"><text:page-number text:fixed="false">2</text:page-number></text:span><text:span text:style-name="T7"><text:s/>de<text:s/></text:span><text:span text:style-name="T8"><text:page-count>2</text:page-count></text:span></text:p>
      </style:footer>
      <style:header-first>
        <text:p text:style-name="Encabezado"><text:span text:style-name="T9">Desarrollo cliente/servidor – Actividades UD4 - SERVIDOR (AUTOEVALUACIÓN)</text:span></text:p>
        <text:p text:style-name="P10"><text:s text:c="240"/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Pérez Alfonso</meta:initial-creator>
    <dc:creator>Maite HB</dc:creator>
    <meta:creation-date>2018-11-03T16:38:00Z</meta:creation-date>
    <dc:date>2023-10-17T18:17:00Z</dc:date>
    <meta:template xlink:href="Normal" xlink:type="simple"/>
    <meta:editing-cycles>616</meta:editing-cycles>
    <meta:editing-duration>PT416220S</meta:editing-duration>
    <meta:document-statistic meta:page-count="2" meta:paragraph-count="2" meta:word-count="162" meta:character-count="1053" meta:row-count="7" meta:non-whitespace-character-count="893"/>
  </office:meta>
</office:document-meta>
</file>